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e" svg:font-family="Coure"/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officeooo:paragraph-rsid="00193fc1"/>
    </style:style>
    <style:style style:name="P2" style:family="paragraph" style:parent-style-name="Text_20_body">
      <style:paragraph-properties fo:text-align="start" style:justify-single-word="false"/>
      <style:text-properties style:font-name="Liberation Serif" fo:font-size="12pt" officeooo:rsid="00167250" officeooo:paragraph-rsid="00167250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0pt" officeooo:paragraph-rsid="00193fc1" style:font-size-asian="10pt" style:font-size-complex="10pt"/>
    </style:style>
    <style:style style:name="P4" style:family="paragraph" style:parent-style-name="Text_20_body" style:list-style-name="L2">
      <style:paragraph-properties fo:text-align="start" style:justify-single-word="false"/>
      <style:text-properties fo:font-style="normal" officeooo:rsid="00193fc1" officeooo:paragraph-rsid="00193fc1" style:font-style-asian="normal" style:font-style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fo:font-style="normal" officeooo:rsid="001f70a8" officeooo:paragraph-rsid="001f70a8" style:font-style-asian="normal" style:font-style-complex="normal"/>
    </style:style>
    <style:style style:name="P6" style:family="paragraph" style:parent-style-name="Text_20_body">
      <style:text-properties officeooo:rsid="001e46f1" officeooo:paragraph-rsid="001e46f1"/>
    </style:style>
    <style:style style:name="P7" style:family="paragraph" style:parent-style-name="Text_20_body">
      <style:paragraph-properties fo:text-align="start" style:justify-single-word="false"/>
      <style:text-properties officeooo:rsid="001f70a8" officeooo:paragraph-rsid="001f70a8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49faa" officeooo:paragraph-rsid="00167250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167250" officeooo:paragraph-rsid="0017fc2c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1f70a8" officeooo:paragraph-rsid="001f70a8" style:font-size-asian="12pt" style:font-size-complex="12pt"/>
    </style:style>
    <style:style style:name="P11" style:family="paragraph" style:parent-style-name="Heading_20_1">
      <style:text-properties officeooo:paragraph-rsid="00193fc1"/>
    </style:style>
    <style:style style:name="P12" style:family="paragraph" style:parent-style-name="Heading_20_1">
      <style:paragraph-properties fo:break-before="page"/>
      <style:text-properties officeooo:rsid="001be36d" officeooo:paragraph-rsid="001be36d"/>
    </style:style>
    <style:style style:name="P13" style:family="paragraph" style:parent-style-name="Contents_20_1">
      <style:paragraph-properties>
        <style:tab-stops>
          <style:tab-stop style:position="3.556cm"/>
        </style:tab-stops>
      </style:paragraph-properties>
    </style:style>
    <style:style style:name="T1" style:family="text">
      <style:text-properties officeooo:rsid="001495f9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officeooo:rsid="00167250"/>
    </style:style>
    <style:style style:name="T4" style:family="text">
      <style:text-properties style:font-name="Courier 10 Pitch" officeooo:rsid="00149faa"/>
    </style:style>
    <style:style style:name="T5" style:family="text">
      <style:text-properties style:font-name="Courier 10 Pitch" officeooo:rsid="001495f9"/>
    </style:style>
    <style:style style:name="T6" style:family="text">
      <style:text-properties fo:font-style="italic" fo:font-weight="normal" officeooo:rsid="001495f9" style:font-style-asian="italic" style:font-weight-asian="normal" style:font-style-complex="italic" style:font-weight-complex="normal"/>
    </style:style>
    <style:style style:name="T7" style:family="text">
      <style:text-properties fo:font-style="normal" officeooo:rsid="001495f9" style:font-style-asian="normal" style:font-style-complex="normal"/>
    </style:style>
    <style:style style:name="T8" style:family="text">
      <style:text-properties fo:color="#000000" style:font-name="Courier 10 Pitch" fo:font-size="9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67250"/>
    </style:style>
    <style:style style:name="T11" style:family="text">
      <style:text-properties style:font-name="Liberation Serif" officeooo:rsid="001755d6"/>
    </style:style>
    <style:style style:name="T12" style:family="text">
      <style:text-properties style:font-name="Liberation Serif" officeooo:rsid="001be36d"/>
    </style:style>
    <style:style style:name="T13" style:family="text">
      <style:text-properties style:font-name="Liberation Serif" officeooo:rsid="001f70a8"/>
    </style:style>
    <style:style style:name="T14" style:family="text">
      <style:text-properties officeooo:rsid="00193fc1"/>
    </style:style>
    <style:style style:name="T15" style:family="text">
      <style:text-properties style:font-name="Courier 10 Pitch" officeooo:rsid="001495f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95f9" style:font-weight-asian="normal" style:font-weight-complex="normal"/>
    </style:style>
    <style:style style:name="T18" style:family="text">
      <style:text-properties officeooo:rsid="001a0e4a"/>
    </style:style>
    <style:style style:name="T19" style:family="text">
      <style:text-properties officeooo:rsid="001be36d"/>
    </style:style>
    <style:style style:name="T20" style:family="text">
      <style:text-properties officeooo:rsid="001f70a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age Memory Test</text:p>
      <text:p text:style-name="Subtitle"><text:span text:style-name="T20">Instructions - June</text:span> 2016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3.556cm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3.048cm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112_1311750252" text:style-name="Index_20_Link" text:visited-style-name="Index_20_Link">How to install<text:tab/>1</text:a></text:p>
          <text:p text:style-name="P13"><text:a xlink:type="simple" xlink:href="#__RefHeading___Toc221_1480549788" text:style-name="Index_20_Link" text:visited-style-name="Index_20_Link">How to use<text:tab/>1</text:a></text:p>
          <text:p text:style-name="P13"><text:a xlink:type="simple" xlink:href="#__RefHeading___Toc114_1311750252" text:style-name="Index_20_Link" text:visited-style-name="Index_20_Link">How to write an experiment file<text:tab/>2</text:a></text:p>
        </text:index-body>
      </text:table-of-content>
      <text:h text:style-name="P11" text:outline-level="1"><text:bookmark-start text:name="__RefHeading___Toc112_1311750252"/><text:span text:style-name="T14">How to install</text:span><text:bookmark-end text:name="__RefHeading___Toc112_1311750252"/></text:h>
      <text:p text:style-name="P3">The software has been tested in Linux and Windows. While Python should offer a platform independent environment, it may <text:span text:style-name="T20">NOT </text:span>work on other systems.</text:p>
      <text:list xml:id="list5732200785065446967" text:style-name="L2">
        <text:list-item>
          <text:p text:style-name="P1"><text:span text:style-name="T14">Verify that you have a working Python environment (and install it, if the need be).<text:line-break/>Be ready to adapt the instructions for your operative system.<text:line-break/><text:line-break/>Open a command prompt (Windows 7: type </text:span><text:span text:style-name="T5">cmd</text:span><text:span text:style-name="T1"> in the search box in the Start menu; Windows 8.1: right-click on the Windows menu button; Linux: your usual terminal) and run the command </text:span><text:span text:style-name="T5">python –version</text:span><text:span text:style-name="T1">.<text:line-break/><text:line-break/> On Windows, download the latest release from </text:span><text:a xlink:type="simple" xlink:href="https://www.python.org/downloads/" text:style-name="Internet_20_link" text:visited-style-name="Visited_20_Internet_20_Link"><text:span text:style-name="T1">https://www.python.org/downloads/</text:span></text:a><text:span text:style-name="T1"> (for example, 2.7.11). Double click on the installer file, be sure to </text:span><text:span text:style-name="T7">select the option to</text:span><text:span text:style-name="T1"> </text:span><text:span text:style-name="T6">include Python in the PATH.</text:span></text:p>
          <text:p text:style-name="P4"><text:span text:style-name="T17">Y</text:span><text:span text:style-name="T16">ou should not need to install Python again if you install a new version of Image Memory Test.</text:span></text:p>
        </text:list-item>
        <text:list-item>
          <text:p text:style-name="P5"><text:span text:style-name="T16">Un-zip your copy of the software in any folder.</text:span></text:p>
        </text:list-item>
        <text:list-item>
          <text:p text:style-name="P1"><text:span text:style-name="T1">Install the required Python packages.<text:line-break/>Linux: </text:span><text:span text:style-name="T8">python -m pip install -r requirements.txt</text:span><text:span text:style-name="T1"><text:line-break/>Windows: double click on install.bat<text:line-break/><text:line-break/>Avast (and maybe other anti-virus softwares) may block the installation. Disable the anti-virus for the duration of the installation.</text:span></text:p>
        </text:list-item>
      </text:list>
      <text:h text:style-name="Heading_20_1" text:outline-level="1"><text:bookmark-start text:name="__RefHeading___Toc221_1480549788"/>How to use<text:bookmark-end text:name="__RefHeading___Toc221_1480549788"/></text:h>
      <text:p text:style-name="P8"><text:span text:style-name="T18">L</text:span>aunch the program with a double click on <text:span text:style-name="T2">MemoryTest.bat</text:span><text:span text:style-name="T10"> (Windows only) or via the command line (</text:span><text:span text:style-name="T3">python main.py</text:span><text:span text:style-name="T10">).</text:span></text:p>
      <text:p text:style-name="P2">Then select an experiment file (a text file which describe the images to show, for how long, where to save the <text:span text:style-name="T19">results</text:span>…) and let the program run.</text:p>
      <text:p text:style-name="P9"><text:span text:style-name="T12">To “shortcut” the file selection window, y</text:span><text:span text:style-name="T9">ou can select the experiment file via the -e command line option (</text:span><text:span text:style-name="T2">python main.py -e some/file.txt</text:span><text:span text:style-name="T9">). </text:span><text:span text:style-name="T12">On Windows, make a copy</text:span><text:span text:style-name="T11"> of </text:span><text:span text:style-name="T4">MemoryTest.bat </text:span><text:span text:style-name="T11">and </text:span><text:span text:style-name="T12">open it with a text editor (Notepad). A</text:span><text:span text:style-name="T11">dd the option in </text:span><text:span text:style-name="T12">the file, then save and double click on it</text:span><text:span text:style-name="T11">.</text:span></text:p>
      <text:p text:style-name="P10"><text:span text:style-name="T13">T</text:span><text:span text:style-name="T9">he experiment starts immediately after the file selection. See below how to customize the experiments (e. g. to <text:s/>wait for a key press or a fixed time, how to change the images and their display times...)</text:span></text:p>
      <text:p text:style-name="P10"><text:span text:style-name="T9">Press the ESC key at any time to close the program.</text:span></text:p>
      <text:h text:style-name="P12" text:outline-level="1"><text:bookmark-start text:name="__RefHeading___Toc114_1311750252"/>How to write an experiment file<text:bookmark-end text:name="__RefHeading___Toc114_1311750252"/></text:h>
      <text:p text:style-name="P6">The experiment file describes the sequence of actions (display images, markers etc.) to be performed during the experiment.</text:p>
      <text:p text:style-name="P7"><text:span text:style-name="T11">C</text:span><text:span text:style-name="T9">reate the file with a plain text editor (Notepad, Notepad++, Gedit… NOT Microsoft Word).<text:line-break/>Write each command on a line. See the examples in the “Demo” fol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e" svg:font-family="Coure"/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start" style:justify-single-word="false"/>
      <style:text-properties officeooo:rsid="0016725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1:09:51.347355335</meta:creation-date>
    <meta:generator>LibreOffice/5.1.3.2$Linux_X86_64 LibreOffice_project/10m0$Build-2</meta:generator>
    <dc:date>2016-06-19T11:53:10.241453455</dc:date>
    <meta:editing-duration>PT52M38S</meta:editing-duration>
    <meta:editing-cycles>15</meta:editing-cycles>
    <meta:document-statistic meta:table-count="0" meta:image-count="0" meta:object-count="0" meta:page-count="2" meta:paragraph-count="20" meta:word-count="399" meta:character-count="2333" meta:non-whitespace-character-count="1952"/>
  </office:meta>
</office:document-meta>
</file>